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195cm" fo:min-width="19.09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2cm" fo:min-width="14.32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72cm" fo:min-width="1.74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242cm" fo:min-width="2.358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195cm" fo:min-width="19.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7.053cm" fo:min-width="12.2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83cm" fo:min-width="12.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4.445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.59cm" svg:height="4.445cm" svg:x="1cm" svg:y="5.445cm">
          <text:p text:style-name="P1">Bann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828cm" svg:height="1.27cm" svg:x="5.762cm" svg:y="1cm">
          <text:p text:style-name="P1">Nav Ba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5cm" svg:height="2.858cm" svg:x="1.952cm" svg:y="1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858cm" svg:height="3.492cm" svg:x="1.635cm" svg:y="5.762cm">
          <text:p text:style-name="P4"><text:span text:style-name="T1">Weather Summary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9.59cm" svg:height="2.445cm" svg:x="1cm" svg:y="24.49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335cm" svg:height="0.962cm" svg:x="9.255cm" svg:y="25.447cm">
          <draw:text-box>
            <text:p>Footer</text:p>
          </draw:text-box>
        </draw:frame>
        <draw:custom-shape draw:style-name="gr7" draw:text-style-name="P2" draw:layer="layout" svg:width="12.7cm" svg:height="7.303cm" svg:x="4.175cm" svg:y="10.207cm">
          <text:p text:style-name="P1">Renter Information Form Field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5.08cm" svg:x="4.175cm" svg:y="18.462cm">
          <text:p text:style-name="P1">Vehicle Information Form Field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693cm" svg:height="0.806cm" svg:x="15.287cm" svg:y="0.194cm">
          <draw:text-box>
            <text:p><text:span text:style-name="T2">Reservations Pag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19T22:30:46.710000000</meta:creation-date>
    <dc:date>2022-07-19T23:22:10.686000000</dc:date>
    <meta:editing-duration>PT21M29S</meta:editing-duration>
    <meta:editing-cycles>4</meta:editing-cycles>
    <meta:generator>LibreOffice/7.3.4.2$Windows_X86_64 LibreOffice_project/728fec16bd5f605073805c3c9e7c4212a0120dc5</meta:generator>
    <meta:document-statistic meta:object-count="10"/>
  </office:meta>
</office:document-meta>
</file>